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eci est un contrat {free_text} :</text:p>
      <text:list xml:id="list564501838" text:style-name="L1">
        <text:list-item>
          <text:p text:style-name="P1">{__ALPHA__} est là !</text:p>
        </text:list-item>
        <text:list-item>
          <text:p text:style-name="P1">{__BETA__} aussi !</text:p>
        </text:list-item>
      </text:list>
      <text:p text:style-name="Standard"/>
      <text:p text:style-name="Standard">Ceci est un contrat {free_text} :</text:p>
      <text:p text:style-name="Standard">Ceci est un contrat {free_text} :</text:p>
      <text:p text:style-name="Standard"/>
      <text:p text:style-name="Standard">Ceci est un contrat {free_text} :</text:p>
      <text:p text:style-name="Standard"/>
      <text:p text:style-name="Standard">Ceci est un contrat {free_text} :</text:p>
      <text:p text:style-name="Standard"/>
      <text:p text:style-name="Standard">Merc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ocalusr </meta:initial-creator>
    <meta:creation-date>2011-10-09T15:59:35</meta:creation-date>
    <dc:date>2011-10-11T16:34:11</dc:date>
    <dc:creator>localusr </dc:creator>
    <meta:editing-duration>PT14M11S</meta:editing-duration>
    <meta:editing-cycles>3</meta:editing-cycles>
    <meta:generator>LibreOffice/3.3$Linux LibreOffice_project/330m19$Build-401</meta:generator>
    <meta:document-statistic meta:table-count="0" meta:image-count="0" meta:object-count="0" meta:page-count="1" meta:paragraph-count="8" meta:word-count="40" meta:character-count="210"/>
  </office:meta>
</office:document-meta>
</file>